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style:font-name-asian="DejaVu Sans1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663cm" svg:height="9.004cm" svg:x="0.085cm" svg:y="7.278cm">
            <draw:object draw:notify-on-update-of-ranges="Feuille1.B8:Feuille1.B8 Feuille1.B9:Feuille1.B14 Feuille1.C8:Feuille1.C8 Feuille1.C9:Feuille1.C14 Feuille1.B8:Feuille1.B8 Feuille1.B9:Feuille1.B14 Feuille1.D8:Feuille1.D8 Feuille1.D9:Feuille1.D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579cm" svg:height="9.004cm" svg:x="0.113cm" svg:y="16.787cm">
            <draw:object draw:notify-on-update-of-ranges="Feuille1.B8:Feuille1.B8 Feuille1.B9:Feuille1.B14 Feuille1.E8:Feuille1.E8 Feuille1.E9:Feuille1.E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1"/>
          <table:table-cell table:style-name="ce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é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QuickSor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7068" calcext:value-type="float">
            <text:p>0,007068</text:p>
          </table:table-cell>
          <table:table-cell table:style-name="ce1" office:value-type="float" office:value="0.002575" calcext:value-type="float">
            <text:p>0,002575</text:p>
          </table:table-cell>
          <table:table-cell table:style-name="ce1" office:value-type="float" office:value="0.000239" calcext:value-type="float">
            <text:p>0,0002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" office:value-type="float" office:value="0.133228" calcext:value-type="float">
            <text:p>0,133228</text:p>
          </table:table-cell>
          <table:table-cell table:style-name="ce1" office:value-type="float" office:value="0.03666" calcext:value-type="float">
            <text:p>0,03666</text:p>
          </table:table-cell>
          <table:table-cell table:style-name="ce1" office:value-type="float" office:value="0.000766" calcext:value-type="float">
            <text:p>0,0007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" office:value-type="float" office:value="0.374861" calcext:value-type="float">
            <text:p>0,374861</text:p>
          </table:table-cell>
          <table:table-cell table:style-name="ce1" office:value-type="float" office:value="0.111693" calcext:value-type="float">
            <text:p>0,111693</text:p>
          </table:table-cell>
          <table:table-cell table:style-name="ce1" office:value-type="float" office:value="0.001297" calcext:value-type="float">
            <text:p>0,0012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style-name="ce1" office:value-type="float" office:value="7.461869" calcext:value-type="float">
            <text:p>7,461869</text:p>
          </table:table-cell>
          <table:table-cell table:style-name="ce1" office:value-type="float" office:value="2.803928" calcext:value-type="float">
            <text:p>2,803928</text:p>
          </table:table-cell>
          <table:table-cell table:style-name="ce1" office:value-type="float" office:value="0.007761" calcext:value-type="float">
            <text:p>0,0077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style-name="ce1" office:value-type="float" office:value="29.661" calcext:value-type="float">
            <text:p>29,661</text:p>
          </table:table-cell>
          <table:table-cell table:style-name="ce1" office:value-type="float" office:value="11.426069" calcext:value-type="float">
            <text:p>11,426069</text:p>
          </table:table-cell>
          <table:table-cell table:style-name="ce1" office:value-type="float" office:value="0.016102" calcext:value-type="float">
            <text:p>0,0161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style-name="ce1" office:value-type="float" office:value="119.002565" calcext:value-type="float">
            <text:p>119,002565</text:p>
          </table:table-cell>
          <table:table-cell table:style-name="ce1" office:value-type="float" office:value="45.78018" calcext:value-type="float">
            <text:p>45,78018</text:p>
          </table:table-cell>
          <table:table-cell table:style-name="ce1" office:value-type="float" office:value="0.032707" calcext:value-type="float">
            <text:p>0,03270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fr" fo:country="FR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0:18:32.121464544</meta:creation-date>
    <dc:date>2017-12-01T12:05:12.592098919</dc:date>
    <meta:editing-duration>PT1H1M9S</meta:editing-duration>
    <meta:editing-cycles>2</meta:editing-cycles>
    <meta:generator>LibreOffice/4.3.3.2$Linux_X86_64 LibreOffice_project/430m0$Build-2</meta:generator>
    <meta:document-statistic meta:table-count="1" meta:cell-count="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64cm" svg:height="9.005cm" xlink:href=".." xlink:type="simple" chart:class="chart:scatter" chart:style-name="ch1">
        <chart:legend chart:legend-position="end" svg:x="12.759cm" svg:y="3.954cm" style:legend-expansion="high" chart:style-name="ch2"/>
        <chart:plot-area chart:style-name="ch3" table:cell-range-address="Feuille1.B8:Feuille1.D14" chart:data-source-has-labels="row" svg:x="0.313cm" svg:y="0.18cm" svg:width="12.133cm" svg:height="8.645cm">
          <chartooo:coordinate-region svg:x="1.199cm" svg:y="0.379cm" svg:width="10.6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9:Feuille1.C14" chart:label-cell-address="Feuille1.C8:Feuille1.C8" chart:class="chart:scatter">
            <chart:domain table:cell-range-address="Feuille1.B9:Feuille1.B14"/>
            <chart:data-point chart:repeated="6"/>
          </chart:series>
          <chart:series chart:style-name="ch7" chart:values-cell-range-address="Feuille1.D9:Feuille1.D14" chart:label-cell-address="Feuille1.D8:Feuille1.D8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élection</text:p>
                <draw:g>
                  <svg:desc>Feuille1.C8:Feuille1.C8</svg:desc>
                </draw:g>
              </table:table-cell>
              <table:table-cell office:value-type="string">
                <text:p>Insertion</text:p>
                <draw:g>
                  <svg:desc>Feuille1.D8:Feuille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B9:Feuille1.B14</svg:desc>
                </draw:g>
              </table:table-cell>
              <table:table-cell office:value-type="float" office:value="0.007068">
                <text:p>0.007068</text:p>
                <draw:g>
                  <svg:desc>Feuille1.C9:Feuille1.C14</svg:desc>
                </draw:g>
              </table:table-cell>
              <table:table-cell office:value-type="float" office:value="0.002575">
                <text:p>0.002575</text:p>
                <draw:g>
                  <svg:desc>Feuille1.D9:Feuille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33228">
                <text:p>0.133228</text:p>
              </table:table-cell>
              <table:table-cell office:value-type="float" office:value="0.03666">
                <text:p>0.03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374861">
                <text:p>0.374861</text:p>
              </table:table-cell>
              <table:table-cell office:value-type="float" office:value="0.111693">
                <text:p>0.111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7.461869">
                <text:p>7.461869</text:p>
              </table:table-cell>
              <table:table-cell office:value-type="float" office:value="2.803928">
                <text:p>2.803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29.661">
                <text:p>29.661</text:p>
              </table:table-cell>
              <table:table-cell office:value-type="float" office:value="11.426069">
                <text:p>11.426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119.002565">
                <text:p>119.002565</text:p>
              </table:table-cell>
              <table:table-cell office:value-type="float" office:value="45.78018">
                <text:p>45.78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8cm" svg:height="9.005cm" xlink:href=".." xlink:type="simple" chart:class="chart:scatter" chart:style-name="ch1">
        <chart:legend chart:legend-position="end" svg:x="12.596cm" svg:y="4.203cm" style:legend-expansion="high" chart:style-name="ch2"/>
        <chart:plot-area chart:style-name="ch3" table:cell-range-address="Feuille1.B8:Feuille1.B14 Feuille1.E8:Feuille1.E14" chart:data-source-has-labels="row" svg:x="0.311cm" svg:y="0.18cm" svg:width="11.974cm" svg:height="8.645cm">
          <chartooo:coordinate-region svg:x="1.515cm" svg:y="0.38cm" svg:width="10.13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9:Feuille1.E14" chart:label-cell-address="Feuille1.E8:Feuille1.E8" chart:class="chart:scatter">
            <chart:domain table:cell-range-address="Feuille1.B9:Feuille1.B1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QuickSort</text:p>
                <draw:g>
                  <svg:desc>Feuille1.E8:Feuille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B9:Feuille1.B14</svg:desc>
                </draw:g>
              </table:table-cell>
              <table:table-cell office:value-type="float" office:value="0.000239">
                <text:p>0.000239</text:p>
                <draw:g>
                  <svg:desc>Feuille1.E9:Feuille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766">
                <text:p>0.000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1297">
                <text:p>0.001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7761">
                <text:p>0.007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16102">
                <text:p>0.016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0.032707">
                <text:p>0.032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